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auto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per Title</text:h>
      <text:h text:style-name="P2" text:outline-level="2">Author(s)</text:h>
      <text:h text:style-name="P3" text:outline-level="3">Author affiliation, website (if applicable) and email</text:h>
      <text:p text:style-name="Standard"/>
      <text:h text:style-name="Heading_20_2" text:outline-level="2">Abstract</text:h>
      <text:p text:style-name="Standard">300 words max. </text:p>
      <text:h text:style-name="Heading_20_2" text:outline-level="2">Section(s)</text:h>
      <text:p text:style-name="Standard"><text:span text:style-name="T1">(Introduction, Methodologies, Results, Discussion, Conclusion). </text:span>Please include as many sections as you need for your paper, but <text:span text:style-name="T2">do not exceed 2 pages in length </text:span><text:span text:style-name="T3">in total</text:span><text:span text:style-name="T2"> for this paper. </text:span></text:p>
      <text:h text:style-name="Heading_20_2" text:outline-level="2">References</text:h>
      <text:p text:style-name="Standard"/>
      <text:h text:style-name="Heading_20_1" text:outline-level="1">Presentation Outline</text:h>
      <text:p text:style-name="Standard"/>
      <text:h text:style-name="Heading_20_2" text:outline-level="2">Speaker(s)</text:h>
      <text:p text:style-name="Standard">Please name those who will be presenting at the session. </text:p>
      <text:h text:style-name="Heading_20_2" text:outline-level="2">Abstract</text:h>
      <text:p text:style-name="Standard">If different from the above. <text:span text:style-name="T1">(300 words max).</text:span></text:p>
      <text:h text:style-name="Heading_20_2" text:outline-level="2">Summary</text:h>
      <text:p text:style-name="Standard">Please briefly outline the structure of your presentation. Presentations should last no more than 10 minutes, after which there will be time for ques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F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ager</meta:initial-creator>
    <dc:creator>manager</dc:creator>
    <meta:editing-cycles>54</meta:editing-cycles>
    <meta:creation-date>2013-04-30T09:20:00</meta:creation-date>
    <dc:date>2013-04-30T10:59:00</dc:date>
    <meta:editing-duration>PT1M39S</meta:editing-duration>
    <meta:generator>LibreOffice/4.0.2.2$Windows_x86 LibreOffice_project/4c82dcdd6efcd48b1d8bba66bfe1989deee49c3</meta:generator>
    <meta:document-statistic meta:table-count="0" meta:image-count="0" meta:object-count="0" meta:page-count="1" meta:paragraph-count="15" meta:word-count="92" meta:character-count="604" meta:non-whitespace-character-count="5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